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laxy Swiss Bourdin</text:p>
      <text:p text:style-name="P1">14 rue des Cyprès</text:p>
      <text:p text:style-name="P1">59100 Roubaix</text:p>
      <text:p text:style-name="P2">Christian Bedos</text:p>
      <text:p text:style-name="P2">1 rue Peranud</text:p>
      <text:p text:style-name="P2">46250 Montcuq</text:p>
      <text:p text:style-name="P2"/>
      <text:p text:style-name="P2">Roubaix, le 16 Mai 2013</text:p>
      <text:p text:style-name="P2"/>
      <text:p text:style-name="P3">Informations relatives au changement de la déclaration de frais.</text:p>
      <text:p text:style-name="P3"/>
      <text:p text:style-name="P3"><text:tab/>Monsieur, </text:p>
      <text:p text:style-name="P3"/>
      <text:p text:style-name="P3"><text:tab/>Suite a des vos réclamations des changements on étés apportés au notre application web permettant de déclarer les frais engendrés par vos déplacement. Voici donc les changements que vous pourrez rencontrer.</text:p>
      <text:p text:style-name="P3"><text:tab/></text:p>
      <text:p text:style-name="P3"><text:tab/>Il est désormais possible d'imprimer, ou d'extraire au format .pdf le récapitulatif de vos frais concernant un mois donné. Il suffira pour cela de cliquer sur le bouton prévu a cet effet.</text:p>
      <text:p text:style-name="P3"/>
      <text:p text:style-name="P3"><text:tab/>Vous serez maintenant identifié en tant que visiteur ou comptable selon la fonction que vous remplissez. Votre statut sera visible dans la partie haute du sommaire.</text:p>
      <text:p text:style-name="P3"/>
      <text:p text:style-name="P3"><text:tab/>Il vous sera désormais possible de changer la langue de l'application (français ou anglais), un bouton vous permet de faire ce changement, il se trouve dans la partie haute de l'application.</text:p>
      <text:p text:style-name="P3"/>
      <text:p text:style-name="P3"><text:tab/>La déclaration de frais compris dans des forfait ou non se font sur des pages différentes, il vous suffira de cliquer sur l'action a effectuer <text:s/>dans le sommaire.</text:p>
      <text:p text:style-name="P3"/>
      <text:p text:style-name="P3"><text:tab/>Lors de la saisie de frais le mois n'est plus indiqué par son numéro mais par son libellé.</text:p>
      <text:p text:style-name="P3"/>
      <text:p text:style-name="P3"><text:tab/>Le fait de tenter d'afficher vos frais alors que vous n'en avez pas encore déclaré de fait plus apparaître d'erreur.</text:p>
      <text:p text:style-name="P3"/>
      <text:p text:style-name="P3"><text:tab/>La saisie de vos frais et maintenant plus ergonomique, vous n'aurez plus à additionner vous même vos frais</text:p>
      <text:p text:style-name="P3"/>
      <text:p text:style-name="P3"/>
      <text:p text:style-name="P2">Le service informatique du Laboratoire GS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13:31:25.47</meta:creation-date>
    <meta:document-statistic meta:table-count="0" meta:image-count="0" meta:object-count="0" meta:page-count="1" meta:paragraph-count="19" meta:word-count="241" meta:character-count="1461"/>
    <dc:date>2013-05-16T14:12:50.22</dc:date>
    <meta:editing-duration>PT11M4S</meta:editing-duration>
    <meta:editing-cycles>1</meta:editing-cycles>
    <meta:generator>OpenOffice.org/3.4$Win32 OpenOffice.org_project/340m1$Build-9590</meta:generator>
  </office:meta>
</office:document-meta>
</file>